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Shalom Bhooshi</text:p>
      <text:p text:style-name="Author"> <text:a xlink:type="simple" xlink:href="mailto:s.bhooshi@gmail.com" office:name=""><text:span text:style-name="Definition">s.bhooshi@gmail.com</text:span></text:a> ◦ +421 948 140 290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 Engineering through Infrastructure-as-Code for Infrastructure, Tooling and Automation</text:p>
        </text:list-item>
        <text:list-item>
          <text:p text:style-name="P1">Site Reliability Engineering practices for business excellence and customer satisfaction</text:p>
        </text:list-item>
        <text:list-item>
          <text:p text:style-name="P1">Application of Agile Methodologies and Dev(Sec|Test)Ops to realize Continuous Delivery</text:p>
        </text:list-item>
        <text:list-item>
          <text:p text:style-name="P1">Use of Cloud-Native paradigms and technologies to engineer Service Agility and Reliability</text:p>
        </text:list-item>
        <text:list-item>
          <text:p text:style-name="P1">Solution Design and Implementation with Big Picture Thinking and Design for Iteration</text:p>
        </text:list-item>
        <text:list-item>
          <text:p text:style-name="P1">Results-Oriented attitude using Initiative, Organization, Communication and Teamwork</text:p>
        </text:list-item>
      </text:list>
      <text:h text:style-name="Heading_20_3" text:outline-level="3"><text:bookmark-start text:name="technical-skills"/>Technical Skills<text:bookmark-end text:name="technical-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Operating Systems</text:p>
      <text:p text:style-name="Definition_20_Definition_20_Tight"><text:a xlink:type="simple" xlink:href="http://www.debian.org/" office:name=""><text:span text:style-name="Definition">Debian</text:span></text:a>/<text:a xlink:type="simple" xlink:href="http://www.ubuntu.com/" office:name=""><text:span text:style-name="Definition">Ubuntu</text:span></text:a>/<text:a xlink:type="simple" xlink:href="https://www.centos.org/" office:name=""><text:span text:style-name="Definition">CentOS</text:span></text:a> <text:a xlink:type="simple" xlink:href="https://linux.org/" office:name=""><text:span text:style-name="Definition">Linux</text:span></text:a>, <text:a xlink:type="simple" xlink:href="https://en.wikipedia.org/wiki/Windows_Server#Members" office:name=""><text:span text:style-name="Definition">Windows Server 2003-2016</text:span></text:a>, <text:a xlink:type="simple" xlink:href="http://www.freebsd.org/" office:name=""><text:span text:style-name="Definition">FreeBSD 9+</text:span></text:a>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lang</text:span></text:a>, <text:a xlink:type="simple" xlink:href="https://www.ruby-lang.org/en/" office:name=""><text:span text:style-name="Definition">Ruby</text:span></text:a>, <text:a xlink:type="simple" xlink:href="https://www.perl.org/" office:name=""><text:span text:style-name="Definition">Perl</text:span></text:a>, <text:a xlink:type="simple" xlink:href="https://en.wikipedia.org/wiki/Windows_PowerShell" office:name=""><text:span text:style-name="Definition">Powershell</text:span></text:a>/<text:a xlink:type="simple" xlink:href="http://www.microsoft.com/net" office:name=""><text:span text:style-name="Definition">.NET</text:span></text:a>, <text:a xlink:type="simple" xlink:href="https://www.raku.org" office:name=""><text:span text:style-name="Definition">Raku</text:span></text:a></text:p>
      <text:p text:style-name="Definition_20_Term_20_Tight">Configuration</text:p>
      <text:p text:style-name="Definition_20_Definition_20_Tight"><text:a xlink:type="simple" xlink:href="https://jinja.palletsprojects.com/en/2.11.x/" office:name=""><text:span text:style-name="Definition">Jinja2</text:span></text:a>, <text:a xlink:type="simple" xlink:href="https://puppet.com/docs/puppet/5.5/lang_template_erb.html" office:name=""><text:span text:style-name="Definition">ERB</text:span></text:a>, <text:a xlink:type="simple" xlink:href="http://yaml.org/" office:name=""><text:span text:style-name="Definition">YAML</text:span></text:a>, <text:a xlink:type="simple" xlink:href="http://json.org/" office:name=""><text:span text:style-name="Definition">JSON</text:span></text:a>, <text:a xlink:type="simple" xlink:href="https://json-schema.org/" office:name=""><text:span text:style-name="Definition">JSON Schema</text:span></text:a>, <text:a xlink:type="simple" xlink:href="https://goessner.net/articles/JsonPath/" office:name=""><text:span text:style-name="Definition">JSON Path</text:span></text:a>, <text:a xlink:type="simple" xlink:href="https://github.com/toml-lang/toml" office:name=""><text:span text:style-name="Definition">TOML</text:span></text:a>, <text:a xlink:type="simple" xlink:href="http://www.w3.org/XML/" office:name=""><text:span text:style-name="Definition">XML</text:span></text:a></text:p>
      <text:p text:style-name="Definition_20_Term_20_Tight">IaC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www.gnu.org/software/make/" office:name=""><text:span text:style-name="Definition">Makefiles</text:span></text:a>, <text:a xlink:type="simple" xlink:href="https://www.weave.works/technologies/gitops/" office:name=""><text:span text:style-name="Definition">GitOps</text:span></text:a>, <text:a xlink:type="simple" xlink:href="https://stackstorm.com/" office:name=""><text:span text:style-name="Definition">StackStorm</text:span></text:a></text:p>
      <text:p text:style-name="Definition_20_Term_20_Tight">CI/CD</text:p>
      <text:p text:style-name="Definition_20_Definition_20_Tight"><text:a xlink:type="simple" xlink:href="https://docs.gitlab.com/ee/ci/quick_start/" office:name=""><text:span text:style-name="Definition">Gitlab CI</text:span></text:a>, <text:a xlink:type="simple" xlink:href="https://docs.gitlab.com/runner/" office:name=""><text:span text:style-name="Definition">Gitlab Runners</text:span></text:a>, <text:a xlink:type="simple" xlink:href="https://travis-ci.org/" office:name=""><text:span text:style-name="Definition">Travis CI</text:span></text:a>, <text:a xlink:type="simple" xlink:href="https://jfrog.com/artifactory/" office:name=""><text:span text:style-name="Definition">JFrog Artifactory</text:span></text:a>, <text:a xlink:type="simple" xlink:href="https://wiki.jenkins-ci.org/display/JENKINS/Meet+Jenkins" office:name=""><text:span text:style-name="Definition">Jenkins</text:span></text:a>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, <text:a xlink:type="simple" xlink:href="https://www.consul.io/" office:name=""><text:span text:style-name="Definition">Consul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www.icinga.com/products/icinga-2/" office:name=""><text:span text:style-name="Definition">Icinga2</text:span></text:a>/<text:a xlink:type="simple" xlink:href="https://checkmk.com/" office:name=""><text:span text:style-name="Definition">CheckMK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, <text:a xlink:type="simple" xlink:href="http://www.cacti.net/" office:name=""><text:span text:style-name="Definition">Cacti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://httpd.apache.org/" office:name=""><text:span text:style-name="Definition">Apache</text:span></text:a>, <text:a xlink:type="simple" xlink:href="https://www.cloudflare.com/" office:name=""><text:span text:style-name="Definition">Cloudflare</text:span></text:a>, <text:a xlink:type="simple" xlink:href="https://www.citrix.com/products/netscaler" office:name=""><text:span text:style-name="Definition">Citrix NetScaler</text:span></text:a>, <text:a xlink:type="simple" xlink:href="https://www.fullstackpython.com/flask.html" office:name=""><text:span text:style-name="Definition">Python Flask</text:span></text:a>, <text:a xlink:type="simple" xlink:href="https://en.wikipedia.org/wiki/REST" office:name=""><text:span text:style-name="Definition">REST</text:span></text:a>, <text:a xlink:type="simple" xlink:href="https://en.wikipedia.org/wiki/Service-oriented_architecture" office:name=""><text:span text:style-name="Definition">SOA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 9+</text:span></text:a>, <text:a xlink:type="simple" xlink:href="http://mariadb.org/" office:name=""><text:span text:style-name="Definition">MariaDB</text:span></text:a> 10/<text:a xlink:type="simple" xlink:href="http://www.mysql.com/why-mysql/" office:name=""><text:span text:style-name="Definition">MySQL</text:span></text:a> 5+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 3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(IPv4 &amp; IPv6)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loadbalancerblog.com/blog/2013/04/what-heck-layer-7-load-balancing-anyway" office:name=""><text:span text:style-name="Definition">L4/L7 Load-Balancing</text:span></text:a></text:p>
      <text:p text:style-name="Definition_20_Term_20_Tight">Virtualization</text:p>
      <text:p text:style-name="Definition_20_Definition_20_Tight"><text:a xlink:type="simple" xlink:href="http://xenserver.org/" office:name=""><text:span text:style-name="Definition">Citrix XenServer</text:span></text:a>, <text:a xlink:type="simple" xlink:href="https://wiki.debian.org/KVM" office:name=""><text:span text:style-name="Definition">KVM</text:span></text:a>, <text:a xlink:type="simple" xlink:href="http://www.xenproject.org/" office:name=""><text:span text:style-name="Definition">Xen</text:span></text:a>, <text:a xlink:type="simple" xlink:href="http://www.microsoft.com/en-us/server-cloud/solutions/virtualization.aspx" office:name=""><text:span text:style-name="Definition">Microsoft Hyper-V</text:span></text:a></text:p>
      <text:p text:style-name="Definition_20_Term_20_Tight">Hardware</text:p>
      <text:p text:style-name="Definition_20_Definition_20_Tight">Dell <text:a xlink:type="simple" xlink:href="http://www.dell.com/us/business/p/poweredge-rack-servers" office:name=""><text:span text:style-name="Definition">PowerEdge</text:span></text:a>, HP <text:a xlink:type="simple" xlink:href="http://www8.hp.com/us/en/products/proliant-servers/" office:name=""><text:span text:style-name="Definition">Proliant</text:span></text:a>, HP <text:a xlink:type="simple" xlink:href="http://www8.hp.com/us/en/products/servers/bladesystem/" office:name=""><text:span text:style-name="Definition">BladeSystem</text:span></text:a></text:p>
      <text:p text:style-name="Definition_20_Term_20_Tight">Storage</text:p>
      <text:p text:style-name="Definition_20_Definition_20_Tight">NFS, iSCSI, <text:a xlink:type="simple" xlink:href="https://wiki.openstack.org/wiki/Swift" office:name=""><text:span text:style-name="Definition">Swift</text:span></text:a>/<text:a xlink:type="simple" xlink:href="https://aws.amazon.com/s3/" office:name=""><text:span text:style-name="Definition">S3</text:span></text:a>, Dell <text:a xlink:type="simple" xlink:href="http://www.dell.com/us/business/p/dell-compellent" office:name=""><text:span text:style-name="Definition">Compellent</text:span></text:a>, <text:a xlink:type="simple" xlink:href="http://www.netapp.com/us/products/storage-systems/" office:name=""><text:span text:style-name="Definition">NetApp</text:span></text:a>, <text:a xlink:type="simple" xlink:href="http://www8.hp.com/h20195/v2/GetHTML.aspx?docname=c04168365" office:name=""><text:span text:style-name="Definition">HP StorageWorks</text:span></text:a></text:p>
      <text:p text:style-name="Definition_20_Term_20_Tight">Other</text:p>
      <text:p text:style-name="Definition_20_Definition_20_Tight">See my <text:a xlink:type="simple" xlink:href="https://stackoverflow.com/story/shalombhooshi" office:name=""><text:span text:style-name="Definition">StackOverflow Developer Story</text:span></text:a> for <text:a xlink:type="simple" xlink:href="https://app.pluralsight.com/profile/shalom-bhooshi" office:name=""><text:span text:style-name="Definition">assessments</text:span></text:a> and <text:a xlink:type="simple" xlink:href="https://github.com/shalomb?tab=repositories" office:name=""><text:span text:style-name="Definition">opensource work</text:span></text:a>.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Providing a platform for specialised Network Technology Services (Voice, Video &amp; Data) and general-purpose IT/Cloud-Native workloads, Pan-Net uses best-of-breed cloud technologies to support backend IaaS/PaaS/SaaS for the Deutsche Telecom product lines.</text:p>
      <text:p text:style-name="Definition_20_Term_20_Tight">Jun 2019 → Present</text:p>
      <text:p text:style-name="Definition_20_Definition_20_Tight">Technical Lead/Cloud Infrastructure Engineer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 Technical Lead: Working closely with Product Owners and peers across units - Agile product roadmap alignment, breakdown of business requirements into user/job stories in product backlogs, technical solution research &amp; development, sprint scheduling, solution reviews.</text:p>
        </text:list-item>
        <text:list-item>
          <text:p text:style-name="P2">As an Infrastructure Engineer: Participating in team scrums to develop, deliver and advance PaaS offerings in an <text:span text:style-name="T1">aaS</text:span> fashion to complement and enrich the Openstack IaaS (e.g. DBaaS, LBaaS, FaaS, Big Data/NoSQL, Service Monitoring, Log Management, Data Archival, Disaster Recovery)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CI/CD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Member of the team tasked with the design, implementation and DevOps of distributed highly-available CI/CD/CT services (i.e. Gitlab CI/CD, Job Runners, Binary Repositories, Library Code) that sustain the IaC and Continuous Delivery activities of Pan-Net platform services.</text:p>
        </text:list-item>
        <text:list-item>
          <text:p text:style-name="P3">Supporting service delivery teams in consultation and design of CI/CD pipelines, git branching and release models, Dev(Sec|Test)Ops processes, Application Lifecycle &amp; Orchestration.</text:p>
        </text:list-item>
      </text:list>
      <text:p text:style-name="Definition_20_Term_20_Tight">Aug 2017 → Jan 2018</text:p>
      <text:p text:style-name="Definition_20_Definition_20_Tight">Cloud Infrastructure Engineer, NFVI Application Orchestration, Pan-Net NFVI</text:p>
      <text:p text:style-name="Definition_20_Term_20_Tight">Skills &amp; Experience</text:p>
      <text:p text:style-name="Definition_20_Definition_20_Tight">Openstack, OpenContrail, Linux, Ansible, Python, OASIS TOSCA, StackStorm</text:p>
      <text:list text:style-name="L4">
        <text:list-item>
          <text:p text:style-name="P4">Part of team tasked with developing the Pan-Net VNF Orchestration engines and best-practices around VNF Lifecycle Management (Instantiation, Upgrades, Auto-Healing, Scale in/out, etc).</text:p>
        </text:list-item>
        <text:list-item>
          <text:p text:style-name="P4">Participating in product design workshops, scrum &amp; sprint activities. Designing VNF orchestration solutions and automation worklows on OpenStack, CI/CD, systems testing, releases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Project Planning, SRE, DevSecOps, Jira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vs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<text:span text:style-name="T1">Lift-and-shift</text:span> platform to public cloud (AWS), improving cloud integration &amp; efficiency/scalability, improving technical security and operations.</text:p>
        </text:list-item>
        <text:list-item>
          <text:p text:style-name="P5">Working on cross-functional efforts with Product Development, Quality Engineering and Product Support: Improving DevOps operating procedures, CI/CD, QA, communications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Oct 2013 → Aug 2015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Skills &amp; Experience</text:p>
      <text:p text:style-name="Definition_20_Definition_20_Tight">IaaS, Cloud Architecture, Network Design, Enterprise Software Testing, DevOps, Teamwork, Mentoring, Virtualization, CloudStack, XenServer, PowerShell/.NET, Perl, Python, Ruby, Linux, Windows Server, WDS, CouchDB, Icinga, Puppet</text:p>
      <text:list text:style-name="L6">
        <text:list-item>
          <text:p text:style-name="P6">Systems Architect/DevOps Engineer of a self-service IaaS cloud (<text:a xlink:type="simple" xlink:href="https://cloudstack.apache.org/" office:name=""><text:span text:style-name="Definition">Apache CloudStack</text:span></text:a>/<text:a xlink:type="simple" xlink:href="https://www.citrix.com/products/xenserver/" office:name=""><text:span text:style-name="Definition">XenServer</text:span></text:a>) supporting ad-hoc and Continuous Testing activities of 65+ internal engineering teams.</text:p>
        </text:list-item>
        <text:list-item>
          <text:p text:style-name="P6">Solving push-button provisioning of Citrix VDI (Virtual Desktop Infrastructure) test environments on Cloud and Virtualization Backends (Xenserver, ESX, Hyper-v, Azure)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Definition_20_Term_20_Tight">Apr 2012 → Oct 2013</text:p>
      <text:p text:style-name="Definition_20_Definition_20_Tight">Associate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Jul 2010 → Apr 2012</text:p>
      <text:p text:style-name="Definition_20_Definition_20_Tight">Software Test Engineer, Test Automation, <text:a xlink:type="simple" xlink:href="https://www.citrix.com/products/xenapp-xendesktop/" office:name=""><text:span text:style-name="Definition">XenDesktop Engineering</text:span></text:a>.</text:p>
      <text:p text:style-name="Horizontal_20_Line"/>
      <text:p text:style-name="Definition_20_Term_20_Tight">May 2007 → Dec 2007</text:p>
      <text:p text:style-name="Definition_20_Definition_20_Tight">Crystal Amusements (UK) Ltd ◦ London, United Kingdom</text:p>
      <text:p text:style-name="Definition_20_Term_20_Tight">Systems Engineer</text:p>
      <text:p text:style-name="Definition_20_Definition_20_Tight">Windows, JScript/WSH, TCP/IP Routing/Switching, Network Reliability/Security</text:p>
      <text:p text:style-name="Horizontal_20_Line"/>
      <text:p text:style-name="Definition_20_Term_20_Tight">Jan 2007 → May 2007</text:p>
      <text:p text:style-name="Definition_20_Definition_20_Tight"><text:a xlink:type="simple" xlink:href="http://sterlinglimousines.co.uk/" office:name=""><text:span text:style-name="Definition">Sterling Limousines (UK) Ltd</text:span></text:a> ◦ Richmond, Surrey, United Kingdom</text:p>
      <text:p text:style-name="Definition_20_Term_20_Tight">LAMP Developer</text:p>
      <text:p text:style-name="Definition_20_Definition_20_Tight">Perl, PrototypeJS, Apache/mod_perl, Postgresql, Linux, Windows Server 2003</text:p>
      <text:p text:style-name="Horizontal_20_Line"/>
      <text:p text:style-name="Definition_20_Term_20_Tight">Aug 2002 → Oct 2006</text:p>
      <text:p text:style-name="Definition_20_Definition_20_Tight">Freelance IT Engineer ◦ Greater London Area, United Kingdom</text:p>
      <text:p text:style-name="Definition_20_Term_20_Tight">IT Contractor</text:p>
      <text:p text:style-name="Definition_20_Definition_20_Tight">Office LAN Design, Web Design &amp; Mastering, Linux, Windows Workstation/Server, Microsoft Office, TCP/IP Routing/Switching, Apache/IIS, Perl, VBScript/Excel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Hons.) Computer Networks</text:span></text:a>, <text:a xlink:type="simple" xlink:href="https://www.shu.ac.uk/" office:name=""><text:span text:style-name="Definition">Sheffield Hallam University</text:span></text:a>, Sheffield, England (1:1, First Class Honours)</text:p>
      <text:p text:style-name="Definition_20_Term_20_Tight">Jul 2000 → Mar 2001</text:p>
      <text:p text:style-name="Definition_20_Definition_20_Tight">BSc (Hons.), Computer Science, Mathematics, Physics, French, English Literature, <text:a xlink:type="simple" xlink:href="http://www.sjc.ac.in" office:name=""><text:span text:style-name="Definition">St. Joseph’s College of Science and Arts</text:span></text:a>, Bangalore, India (Discontinued)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Certified Kubernetes Administrator, <text:span text:style-name="T1">Currently Training to Certify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Windows 2000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Windows 2000 Network Infrastructure</text:span></text:a>, Apr 2003</text:p>
        </text:list-item>
      </text:list>
      <text:h text:style-name="Heading_20_3" text:outline-level="3"><text:bookmark-start text:name="professional-membership"/>Professional Membership<text:bookmark-end text:name="professional-membership"/></text:h>
      <text:p text:style-name="Definition_20_Term_20_Tight">Jul 2010 → Present</text:p>
      <text:p text:style-name="Definition_20_Definition_20_Tight"><text:a xlink:type="simple" xlink:href="https://www.theiet.org/" office:name=""><text:span text:style-name="Definition">The Institution of Engineering and Technology (IET)</text:span></text:a> (Graduate Member)</text:p>
      <text:p text:style-name="Definition_20_Term_20_Tight">Dec 2008 → Present</text:p>
      <text:p text:style-name="Definition_20_Definition_20_Tight"><text:a xlink:type="simple" xlink:href="https://bcs.org" office:name=""><text:span text:style-name="Definition">British Computer Society (BCS)</text:span></text:a> (Member)</text:p>
      <text:p text:style-name="Definition_20_Term_20_Tight">Jan 2008 → May 2012</text:p>
      <text:p text:style-name="Definition_20_Definition_20_Tight"><text:a xlink:type="simple" xlink:href="https://microsoft-itcouncil.com/" office:name=""><text:span text:style-name="Definition">Microsoft IT Advisory Council (ITAC)</text:span></text:a> (Member)</text:p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Fatherhood ◦ Cycling, Running, Outdoors ◦ Guitar, Music ◦ <text:a xlink:type="simple" xlink:href="https://www.raku.org/" office:name=""><text:span text:style-name="Definition">Raku Community</text:span></text:a> ◦ Raspberry Pi Hacks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08 Jan, 1983</text:span></text:a> (♑︎)</text:p>
      <text:p text:style-name="Definition_20_Term_20_Tight">Nationality</text:p>
      <text:p text:style-name="Definition_20_Definition_20_Tight">British</text:p>
      <text:p text:style-name="Definition_20_Term_20_Tight">Online</text:p>
      <text:p text:style-name="Definition_20_Definition_20_Tight"><text:a xlink:type="simple" xlink:href="http://shalomb.github.io/cv/" office:name=""><text:span text:style-name="Definition">CV</text:span></text:a> । <text:a xlink:type="simple" xlink:href="https://stackoverflow.com/story/shalombhooshi" office:name=""><text:span text:style-name="Definition">Developer Story</text:span></text:a> । <text:a xlink:type="simple" xlink:href="https://app.pluralsight.com/profile/shalom-bhooshi" office:name=""><text:span text:style-name="Definition">PluralSight</text:span></text:a> । <text:a xlink:type="simple" xlink:href="https://github.com/shalomb/" office:name=""><text:span text:style-name="Definition">Github</text:span></text:a> । <text:a xlink:type="simple" xlink:href="https://uk.linkedin.com/in/shalombhooshi" office:name=""><text:span text:style-name="Definition">LinkedIn</text:span></text:a> । <text:a xlink:type="simple" xlink:href="https://keybase.io/shalomb" office:name=""><text:span text:style-name="Definition">Keybase</text:span></text:a> । <text:a xlink:type="simple" xlink:href="https://mj.ucw.cz/geek/?code=GCM%2fCS%2fIT%2fE%2fMU%2fP%2fO+d--+s%3a%2b%2b+a+C%2b%2b(%2b%2b%2b%2b)+UL+L%2b%2b+P%2b%2b+E---+W%2b%2b(-)+N%2b+o-+K%2b%2b%2b+w---+O-+M%2b+V--+PS%2b%2b+PE%2b+!Y%2b+PGP%2b%2b+t%2b+5%3f+X%2b%2b+!R+TV%2b+b+DI%2b%2b+D%2b+G%2b%2b+e%2b%2b+h--+r%2b%2b%2b+y%2b%2b%2b" office:name=""><text:span text:style-name="Definition">GC3.2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shalom_bhooshi-cv.pdf" office:name=""><text:span text:style-name="Definition">shalom_bhooshi-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lom Bhooshi</dc:title>
    <dc:creator> s.bhooshi@gmail.com ◦ +421 948 140 290 </dc:creator>
    <meta:user-defined meta_name="abstract" meta-value-type="string">A software-centric systems engineer with 15 years experience and background in agile delivery of infrastructure projects in various business settings. I seek a role in a progressive organization that employs cloud and modern open-source technologies with agile and devops practices to innovate and advance business.</meta:user-defined>
    <meta:user-defined meta_name="pagetitle" meta-value-type="string">Shalom Bhooshi - Curriculum Vitae</meta:user-defined>
  </office:meta>
</office:document-meta>
</file>